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135000000ECBBA45855.png" manifest:media-type="image/png"/>
  <manifest:file-entry manifest:full-path="Pictures/100086360000149100000FB6466669E7.svg" manifest:media-type="image/svg+xml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Unicode MS" svg:font-family="'Arial Unicode MS'" style:font-family-generic="system" style:font-pitch="variable"/>
    <style:font-face style:name="Book Antiqua" svg:font-family="'Book Antiqua'" style:font-family-generic="roman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Helvetica LT Std Bold Condensed" svg:font-family="'Helvetica LT Std Bold Condensed'" style:font-family-generic="roman" style:font-pitch="variable"/>
    <style:font-face style:name="Helvetica Neue LT Std 57 Conden" svg:font-family="'Helvetica Neue LT Std 57 Conden'" style:font-family-generic="roman" style:font-pitch="variable"/>
    <style:font-face style:name="Helvetica Neue LT Std 77 Bold C" svg:font-family="'Helvetica Neue LT Std 77 Bold 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rianne" svg:font-family="Marianne" style:font-pitch="variable"/>
    <style:font-face style:name="Marianne Light" svg:font-family="'Marianne Light'" style:font-family-generic="roman" style:font-pitch="variable"/>
    <style:font-face style:name="Marianne Light1" svg:font-family="'Marianne Light'" style:font-family-generic="system" style:font-pitch="variable"/>
    <style:font-face style:name="Marianne-Regular" svg:font-family="Marianne-Regular" style:font-family-generic="roman" style:font-pitch="variable"/>
    <style:font-face style:name="Marianne1" svg:font-family="Marianne" style:font-family-generic="modern" style:font-pitch="variable"/>
    <style:font-face style:name="Marianne2" svg:font-family="Marianne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Gras" style:font-family-generic="roman" style:font-pitch="variable"/>
  </office:font-face-decls>
  <office:automatic-styles>
    <style:style style:name="Tableau1" style:family="table">
      <style:table-properties style:width="17.6cm" table:align="margins" style:writing-mode="lr-tb"/>
    </style:style>
    <style:style style:name="Tableau1.A" style:family="table-column">
      <style:table-column-properties style:column-width="9.493cm" style:rel-column-width="35350*"/>
    </style:style>
    <style:style style:name="Tableau1.B" style:family="table-column">
      <style:table-column-properties style:column-width="8.107cm" style:rel-column-width="30185*"/>
    </style:style>
    <style:style style:name="Tableau1.A1" style:family="table-cell">
      <style:table-cell-properties fo:padding="0.097cm" fo:border="none"/>
    </style:style>
    <style:style style:name="P1" style:family="paragraph" style:parent-style-name="Text_20_body" style:master-page-name="First_20_Page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/>
      <style:text-properties officeooo:paragraph-rsid="003731b8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officeooo:paragraph-rsid="003731b8"/>
    </style:style>
    <style:style style:name="P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fo:color="#000000" loext:opacity="100%" style:font-name="Marianne1" fo:font-size="10pt" officeooo:rsid="00103e17" officeooo:paragraph-rsid="003731b8" fo:background-color="transparent" style:font-size-asian="10pt" style:font-size-complex="10pt"/>
    </style:style>
    <style:style style:name="P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Marianne1" fo:font-size="10pt" fo:font-style="normal" fo:font-weight="normal" officeooo:rsid="00131aed" officeooo:paragraph-rsid="0076c9f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fo:color="#000000" loext:opacity="100%" style:font-name="Marianne1" fo:font-size="10pt" fo:font-style="normal" fo:font-weight="normal" officeooo:rsid="00131aed" officeooo:paragraph-rsid="003731b8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fo:color="#000000" loext:opacity="100%" style:font-name="Marianne1" fo:font-size="10pt" officeooo:rsid="00170435" officeooo:paragraph-rsid="003731b8" fo:background-color="transparent" style:font-size-asian="10pt" style:font-size-complex="10pt"/>
    </style:style>
    <style:style style:name="P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fo:color="#000000" loext:opacity="100%" style:font-name="Marianne1" fo:font-size="10pt" fo:font-style="normal" fo:font-weight="normal" officeooo:rsid="00170435" officeooo:paragraph-rsid="003731b8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fo:color="#000000" loext:opacity="100%" style:font-name="Marianne1" fo:font-size="10pt" officeooo:rsid="0028770c" officeooo:paragraph-rsid="003731b8" fo:background-color="transparent" style:font-size-asian="10pt" style:font-size-complex="10pt"/>
    </style:style>
    <style:style style:name="P9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0000" loext:opacity="100%" style:font-name="Marianne1" fo:font-size="10pt" officeooo:rsid="001e24bf" officeooo:paragraph-rsid="003731b8" fo:background-color="transparent" style:font-size-asian="10pt" style:font-size-complex="10pt"/>
    </style:style>
    <style:style style:name="P1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fo:color="#000000" loext:opacity="100%" style:font-name="Marianne1" fo:font-size="10pt" officeooo:rsid="00133b14" officeooo:paragraph-rsid="003731b8" fo:background-color="transparent" style:font-size-asian="10pt" style:font-size-complex="10pt"/>
    </style:style>
    <style:style style:name="P1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Marianne1" fo:font-size="10pt" officeooo:rsid="00a46655" officeooo:paragraph-rsid="00627345" style:font-size-asian="10pt" style:font-size-complex="10pt"/>
    </style:style>
    <style:style style:name="P1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text-position="0% 100%" style:font-name="Marianne1" fo:font-size="10pt" fo:font-style="normal" style:text-underline-style="none" fo:font-weight="bold" officeooo:rsid="00131aed" officeooo:paragraph-rsid="00627345" fo:background-color="transparent" style:font-size-asian="10pt" style:font-style-asian="normal" style:font-weight-asian="bold" style:font-size-complex="10pt" style:font-style-complex="normal" style:font-weight-complex="bold"/>
    </style:style>
    <style:style style:name="P13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0000" loext:opacity="100%" style:text-position="0% 100%" style:font-name="Marianne1" fo:font-size="10pt" fo:font-style="normal" style:text-underline-style="none" fo:font-weight="normal" officeooo:rsid="00133b14" officeooo:paragraph-rsid="003731b8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fo:color="#000000" loext:opacity="100%" style:text-position="0% 100%" style:font-name="Marianne1" fo:font-size="10pt" fo:font-style="normal" style:text-underline-style="none" fo:font-weight="normal" officeooo:rsid="00133b14" officeooo:paragraph-rsid="003731b8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fo:color="#000000" loext:opacity="100%" style:text-position="0% 100%" style:font-name="Marianne1" fo:font-size="10pt" fo:font-style="normal" style:text-underline-style="none" fo:font-weight="normal" officeooo:rsid="00103e17" officeooo:paragraph-rsid="003731b8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fo:color="#000000" loext:opacity="100%" style:text-position="0% 100%" style:font-name="Marianne1" fo:font-size="10pt" fo:font-style="normal" style:text-underline-style="none" fo:font-weight="normal" officeooo:rsid="00627345" officeooo:paragraph-rsid="0062734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text-position="0% 100%" style:font-name="Marianne1" fo:font-size="10pt" fo:font-style="normal" style:text-underline-style="none" fo:font-weight="bold" officeooo:rsid="004dc0dc" officeooo:paragraph-rsid="00627345" fo:background-color="transparent" style:font-size-asian="10pt" style:font-style-asian="normal" style:font-weight-asian="bold" style:font-size-complex="10pt" style:font-style-complex="normal" style:font-weight-complex="bold"/>
    </style:style>
    <style:style style:name="P1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Marianne1" fo:font-size="10pt" fo:font-style="normal" style:text-underline-style="none" fo:font-weight="bold" officeooo:rsid="004dc0dc" officeooo:paragraph-rsid="00627345" fo:background-color="transparent" style:font-size-asian="10pt" style:font-style-asian="normal" style:font-weight-asian="bold" style:font-size-complex="10pt" style:font-style-complex="normal" style:font-weight-complex="bold"/>
    </style:style>
    <style:style style:name="P1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Marianne1" fo:font-size="10pt" fo:font-style="normal" fo:font-weight="bold" officeooo:paragraph-rsid="00627345" fo:background-color="transparent" style:font-size-asian="10pt" style:font-style-asian="normal" style:font-weight-asian="bold" style:font-size-complex="10pt" style:font-style-complex="normal" style:font-weight-complex="bold"/>
    </style:style>
    <style:style style:name="P20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3731b8"/>
    </style:style>
    <style:style style:name="P21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fo:color="#000000" loext:opacity="100%" style:font-name="Marianne1" fo:font-size="10pt" officeooo:paragraph-rsid="003731b8" fo:background-color="transparent" style:font-size-asian="10pt" style:font-size-complex="10pt"/>
    </style:style>
    <style:style style:name="P22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fo:color="#ed1c24" loext:opacity="100%" style:font-name="Marianne1" fo:font-size="10pt" officeooo:paragraph-rsid="003731b8" fo:background-color="transparent" style:font-size-asian="10pt" style:font-size-complex="10pt"/>
    </style:style>
    <style:style style:name="P23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fo:color="#ed1c24" loext:opacity="100%" style:font-name="Marianne1" fo:font-size="10pt" officeooo:paragraph-rsid="00627345" fo:background-color="transparent" style:font-size-asian="10pt" style:font-size-complex="10pt"/>
    </style:style>
    <style:style style:name="P2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style:font-name="Marianne1" fo:font-size="10pt" style:text-underline-style="solid" style:text-underline-width="auto" style:text-underline-color="font-color" fo:font-weight="bold" officeooo:rsid="000d2707" officeooo:paragraph-rsid="003731b8" fo:background-color="transparent" style:font-size-asian="10pt" style:font-weight-asian="bold" style:font-size-complex="10pt" style:font-weight-complex="bold"/>
    </style:style>
    <style:style style:name="P25" style:family="paragraph" style:parent-style-name="Text_20_body" style:master-page-name="">
      <style:paragraph-properties fo:margin-left="0cm" fo:margin-right="0cm" fo:margin-top="0cm" fo:margin-bottom="0cm" style:contextual-spacing="false" fo:text-align="start" style:justify-single-word="false" fo:keep-together="always" fo:text-indent="0cm" style:auto-text-indent="false" style:page-number="auto" fo:keep-with-next="always"/>
      <style:text-properties fo:color="#000000" loext:opacity="100%" style:font-name="Marianne1" fo:font-size="10pt" style:text-underline-style="solid" style:text-underline-width="auto" style:text-underline-color="font-color" officeooo:rsid="000d2707" officeooo:paragraph-rsid="003731b8" fo:background-color="transparent" style:font-size-asian="10pt" style:font-size-complex="10pt"/>
    </style:style>
    <style:style style:name="P26" style:family="paragraph" style:parent-style-name="Standard" style:master-page-name="">
      <style:paragraph-properties fo:margin-left="0cm" fo:margin-right="0cm" fo:margin-top="0cm" fo:margin-bottom="0cm" style:contextual-spacing="false" fo:text-align="start" style:justify-single-word="false" fo:keep-together="always" fo:text-indent="0cm" style:auto-text-indent="false" style:page-number="auto" fo:keep-with-next="always"/>
      <style:text-properties fo:color="#000000" loext:opacity="100%" style:font-name="Marianne1" fo:font-size="10pt" style:text-underline-style="none" officeooo:paragraph-rsid="003731b8" fo:background-color="transparent" style:font-size-asian="10pt" style:font-size-complex="10pt"/>
    </style:style>
    <style:style style:name="P27" style:family="paragraph" style:parent-style-name="Standard">
      <style:paragraph-properties fo:margin-left="0cm" fo:margin-right="0cm" fo:margin-top="0cm" fo:margin-bottom="0cm" style:contextual-spacing="false" fo:text-align="start" style:justify-single-word="false" fo:keep-together="always" fo:text-indent="0cm" style:auto-text-indent="false" fo:keep-with-next="always"/>
      <style:text-properties fo:color="#000000" loext:opacity="100%" style:font-name="Marianne1" fo:font-size="10pt" style:text-underline-style="none" officeooo:paragraph-rsid="003731b8" fo:background-color="transparent" style:font-size-asian="10pt" style:font-size-complex="10pt"/>
    </style:style>
    <style:style style:name="P2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Marianne1" fo:font-size="10pt" fo:font-style="normal" style:text-underline-style="none" fo:font-weight="normal" officeooo:paragraph-rsid="0062734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fo:color="#000000" loext:opacity="100%" style:font-name="Marianne1" fo:font-size="10pt" fo:font-style="normal" fo:font-weight="normal" officeooo:rsid="001f0606" officeooo:paragraph-rsid="00419578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fo:color="#000000" loext:opacity="100%" style:font-name="Marianne1" fo:font-size="10pt" fo:font-weight="bold" officeooo:rsid="003be57c" officeooo:paragraph-rsid="003be57c" fo:background-color="transparent" style:font-size-asian="10pt" style:font-weight-asian="bold" style:font-size-complex="10pt" style:font-weight-complex="bold"/>
    </style:style>
    <style:style style:name="P31" style:family="paragraph" style:parent-style-name="Standard" style:master-page-name="">
      <style:paragraph-properties fo:margin-left="0cm" fo:margin-right="0cm" fo:margin-top="0cm" fo:margin-bottom="0cm" style:contextual-spacing="false" fo:text-align="justify" style:justify-single-word="false" fo:keep-together="always" fo:text-indent="0cm" style:auto-text-indent="false" style:page-number="auto" fo:keep-with-next="always"/>
      <style:text-properties fo:color="#000000" loext:opacity="100%" style:font-name="Marianne1" fo:font-size="10pt" officeooo:paragraph-rsid="003be57c" fo:background-color="transparent" style:font-size-asian="10pt" style:font-size-complex="10pt"/>
    </style:style>
    <style:style style:name="P32" style:family="paragraph" style:parent-style-name="Standard" style:master-page-name="">
      <style:paragraph-properties fo:margin-left="0cm" fo:margin-right="0cm" fo:margin-top="0cm" fo:margin-bottom="0cm" style:contextual-spacing="false" fo:text-align="justify" style:justify-single-word="false" fo:keep-together="always" fo:text-indent="0cm" style:auto-text-indent="false" style:page-number="auto" fo:keep-with-next="always"/>
      <style:text-properties fo:color="#000000" loext:opacity="100%" style:font-name="Marianne1" fo:font-size="10pt" officeooo:paragraph-rsid="003731b8" fo:background-color="transparent" style:font-size-asian="10pt" style:font-size-complex="10pt"/>
    </style:style>
    <style:style style:name="P3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fo:color="#000000" loext:opacity="100%" style:font-name="Marianne1" fo:font-size="10pt" officeooo:paragraph-rsid="003731b8" fo:background-color="transparent" style:font-size-asian="10pt" style:font-size-complex="10pt"/>
    </style:style>
    <style:style style:name="P34" style:family="paragraph" style:parent-style-name="Standard">
      <style:paragraph-properties fo:margin-left="0cm" fo:margin-right="0cm" fo:margin-top="0cm" fo:margin-bottom="0cm" style:contextual-spacing="false" fo:text-align="end" style:justify-single-word="false" fo:text-indent="0cm" style:auto-text-indent="false"/>
      <style:text-properties fo:color="#000000" loext:opacity="100%" style:text-position="0% 100%" style:font-name="Marianne1" fo:font-size="10pt" fo:font-style="normal" style:text-underline-style="none" fo:font-weight="normal" officeooo:rsid="002756b6" officeooo:paragraph-rsid="0032dfb6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text-align="justify" style:justify-single-word="false" fo:text-indent="0cm" style:auto-text-indent="false" style:shadow="none" fo:keep-with-next="always"/>
      <style:text-properties fo:color="#000000" loext:opacity="100%" style:text-position="0% 100%" style:font-name="Marianne1" fo:font-size="10pt" fo:font-style="normal" style:text-underline-style="none" fo:font-weight="normal" officeooo:rsid="001726f4" officeooo:paragraph-rsid="0032dfb6" fo:background-color="transparent" style:font-name-asian="Book Antiqua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P36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text-align="justify" style:justify-single-word="false" fo:text-indent="0cm" style:auto-text-indent="false" style:shadow="none" fo:keep-with-next="always"/>
      <style:text-properties fo:color="#000000" loext:opacity="100%" style:text-position="0% 100%" style:font-name="Marianne1" fo:font-size="10pt" fo:font-style="normal" style:text-underline-style="none" fo:font-weight="normal" officeooo:rsid="00197c73" officeooo:paragraph-rsid="0032dfb6" fo:background-color="transparent" style:font-name-asian="Book Antiqua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P37" style:family="paragraph" style:parent-style-name="Table_20_Contents" style:master-page-name="">
      <loext:graphic-properties draw:fill="none" draw:fill-gradient-name="gradient" draw:fill-hatch-name="hatch"/>
      <style:paragraph-properties fo:margin-left="0cm" fo:margin-right="0cm" fo:margin-top="0cm" fo:margin-bottom="0.055cm" style:contextual-spacing="false" fo:line-height="100%" fo:text-align="center" style:justify-single-word="false" fo:orphans="2" fo:widows="2" fo:hyphenation-ladder-count="no-limit" fo:hyphenation-keep="auto" loext:hyphenation-keep-type="column" loext:hyphenation-keep-line="false" style:register-true="true" fo:text-indent="0cm" style:auto-text-indent="false" style:page-number="auto" fo:background-color="transparent" fo:padding="0cm" fo:border="none" style:shadow="none" fo:keep-with-next="always" text:number-lines="false" text:line-number="0" style:writing-mode="lr-tb">
        <style:tab-stops>
          <style:tab-stop style:position="8.327cm"/>
        </style:tab-stops>
      </style:paragraph-properties>
      <style:text-properties fo:color="#000000" loext:opacity="100%" style:font-name="Marianne" fo:font-size="10pt" fo:letter-spacing="0.011cm" fo:font-weight="normal" officeooo:rsid="00502b4e" officeooo:paragraph-rsid="00502b4e" style:letter-kerning="true" fo:background-color="transparent" style:font-name-asian="Book Antiqua" style:font-size-asian="10pt" style:font-weight-asian="normal" style:font-name-complex="Book Antiqua" style:font-size-complex="10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8" style:family="paragraph" style:parent-style-name="Table_20_Contents">
      <loext:graphic-properties draw:fill="none" draw:fill-gradient-name="gradient" draw:fill-hatch-name="hatch"/>
      <style:paragraph-properties fo:margin-left="0cm" fo:margin-right="0cm" fo:margin-top="0cm" fo:margin-bottom="0.055cm" style:contextual-spacing="false" fo:line-height="100%" fo:text-align="center" style:justify-single-word="false" fo:orphans="2" fo:widows="2" fo:hyphenation-ladder-count="no-limit" fo:hyphenation-keep="auto" loext:hyphenation-keep-type="column" loext:hyphenation-keep-line="false" style:register-true="true" fo:text-indent="0cm" style:auto-text-indent="false" fo:background-color="transparent" fo:padding="0cm" fo:border="none" style:shadow="none" fo:keep-with-next="always" text:number-lines="false" text:line-number="0" style:writing-mode="lr-tb">
        <style:tab-stops>
          <style:tab-stop style:position="8.327cm"/>
        </style:tab-stops>
      </style:paragraph-properties>
      <style:text-properties fo:color="#000000" loext:opacity="100%" style:font-name="Marianne" fo:font-size="10pt" fo:letter-spacing="0.011cm" fo:font-weight="normal" officeooo:rsid="00502b4e" officeooo:paragraph-rsid="00502b4e" style:letter-kerning="true" fo:background-color="transparent" style:font-name-asian="Book Antiqua" style:font-size-asian="10pt" style:font-weight-asian="normal" style:font-name-complex="Book Antiqua" style:font-size-complex="10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9" style:family="paragraph" style:parent-style-name="Table_20_Contents">
      <loext:graphic-properties draw:fill="none" draw:fill-gradient-name="gradient" draw:fill-hatch-name="hatch"/>
      <style:paragraph-properties fo:margin-left="0cm" fo:margin-right="0cm" fo:margin-top="0cm" fo:margin-bottom="0.055cm" style:contextual-spacing="false" fo:line-height="100%" fo:text-align="center" style:justify-single-word="false" fo:orphans="2" fo:widows="2" fo:hyphenation-ladder-count="no-limit" fo:hyphenation-keep="auto" loext:hyphenation-keep-type="column" loext:hyphenation-keep-line="false" style:register-true="true" fo:text-indent="0cm" style:auto-text-indent="false" fo:background-color="transparent" fo:padding="0cm" fo:border="none" style:shadow="none" fo:keep-with-next="always" text:number-lines="false" text:line-number="0" style:writing-mode="lr-tb">
        <style:tab-stops>
          <style:tab-stop style:position="8.327cm"/>
        </style:tab-stops>
      </style:paragraph-properties>
      <style:text-properties fo:color="#000000" loext:opacity="100%" style:font-name="Marianne" fo:font-size="10pt" fo:letter-spacing="0.011cm" fo:font-weight="normal" officeooo:rsid="008291c0" officeooo:paragraph-rsid="004a5ec0" style:letter-kerning="true" fo:background-color="transparent" style:font-name-asian="Book Antiqua" style:font-size-asian="10pt" style:font-weight-asian="normal" style:font-name-complex="Book Antiqua" style:font-size-complex="10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0" style:family="paragraph" style:parent-style-name="Table_20_Contents">
      <loext:graphic-properties draw:fill="none" draw:fill-gradient-name="gradient" draw:fill-hatch-name="hatch"/>
      <style:paragraph-properties fo:margin-left="0cm" fo:margin-right="0cm" fo:margin-top="0cm" fo:margin-bottom="0.055cm" style:contextual-spacing="false" fo:line-height="100%" fo:text-align="center" style:justify-single-word="false" fo:orphans="2" fo:widows="2" fo:hyphenation-ladder-count="no-limit" fo:hyphenation-keep="auto" loext:hyphenation-keep-type="column" loext:hyphenation-keep-line="false" style:register-true="true" fo:text-indent="0cm" style:auto-text-indent="false" fo:background-color="transparent" fo:padding="0cm" fo:border="none" style:shadow="none" fo:keep-with-next="always" text:number-lines="false" text:line-number="0" style:writing-mode="lr-tb">
        <style:tab-stops>
          <style:tab-stop style:position="8.327cm"/>
        </style:tab-stops>
      </style:paragraph-properties>
      <style:text-properties fo:color="#000000" loext:opacity="100%" style:font-name="Marianne" fo:font-size="10pt" fo:letter-spacing="0.011cm" fo:font-weight="normal" officeooo:rsid="004a5ec0" officeooo:paragraph-rsid="004a5ec0" style:letter-kerning="true" fo:background-color="transparent" style:font-name-asian="Book Antiqua" style:font-size-asian="10pt" style:font-weight-asian="normal" style:font-name-complex="Book Antiqua" style:font-size-complex="10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1" style:family="paragraph" style:parent-style-name="Table_20_Contents">
      <loext:graphic-properties draw:fill="none" draw:fill-gradient-name="gradient" draw:fill-hatch-name="hatch"/>
      <style:paragraph-properties fo:margin-left="0cm" fo:margin-right="0.101cm" fo:margin-top="0cm" fo:margin-bottom="0.055cm" style:contextual-spacing="false" fo:line-height="100%" fo:text-align="center" style:justify-single-word="false" fo:orphans="2" fo:widows="2" fo:hyphenation-ladder-count="no-limit" fo:hyphenation-keep="auto" loext:hyphenation-keep-type="column" loext:hyphenation-keep-line="false" style:register-true="true" fo:text-indent="0cm" style:auto-text-indent="false" fo:background-color="transparent" fo:padding="0cm" fo:border="none" style:shadow="none" fo:keep-with-next="always" text:number-lines="false" text:line-number="0" style:writing-mode="lr-tb">
        <style:tab-stops>
          <style:tab-stop style:position="8.327cm"/>
        </style:tab-stops>
      </style:paragraph-properties>
      <style:text-properties fo:color="#000000" loext:opacity="100%" style:font-name="Marianne" fo:font-size="10pt" fo:letter-spacing="0.011cm" fo:font-weight="normal" officeooo:rsid="004a5ec0" officeooo:paragraph-rsid="004a5ec0" style:letter-kerning="true" fo:background-color="transparent" style:font-name-asian="Book Antiqua" style:font-size-asian="10pt" style:font-weight-asian="normal" style:font-name-complex="Book Antiqua" style:font-size-complex="10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2" style:family="paragraph" style:parent-style-name="Table_20_Contents">
      <loext:graphic-properties draw:fill="none" draw:fill-gradient-name="gradient" draw:fill-hatch-name="hatch"/>
      <style:paragraph-properties fo:margin-left="0cm" fo:margin-right="0.101cm" fo:margin-top="0cm" fo:margin-bottom="0.055cm" style:contextual-spacing="false" fo:line-height="100%" fo:text-align="center" style:justify-single-word="false" fo:orphans="2" fo:widows="2" fo:hyphenation-ladder-count="no-limit" fo:hyphenation-keep="auto" loext:hyphenation-keep-type="column" loext:hyphenation-keep-line="false" style:register-true="true" fo:text-indent="0cm" style:auto-text-indent="false" fo:background-color="transparent" fo:padding="0cm" fo:border="none" style:shadow="none" fo:keep-with-next="always" text:number-lines="false" text:line-number="0" style:writing-mode="lr-tb">
        <style:tab-stops>
          <style:tab-stop style:position="8.327cm"/>
        </style:tab-stops>
      </style:paragraph-properties>
      <style:text-properties fo:color="#000000" loext:opacity="100%" style:font-name="Marianne" fo:font-size="10pt" fo:letter-spacing="0.011cm" fo:font-weight="normal" officeooo:rsid="0072d771" officeooo:paragraph-rsid="004a5ec0" style:letter-kerning="true" fo:background-color="transparent" style:font-name-asian="Book Antiqua" style:font-size-asian="10pt" style:font-weight-asian="normal" style:font-name-complex="Book Antiqua" style:font-size-complex="10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3" style:family="paragraph" style:parent-style-name="Table_20_Contents" style:master-page-name="">
      <loext:graphic-properties draw:fill="none" draw:fill-gradient-name="gradient" draw:fill-hatch-name="hatch"/>
      <style:paragraph-properties fo:margin-left="0cm" fo:margin-right="0cm" fo:margin-top="0cm" fo:margin-bottom="0.055cm" style:contextual-spacing="false" fo:line-height="100%" fo:text-align="center" style:justify-single-word="false" fo:orphans="2" fo:widows="2" fo:hyphenation-ladder-count="no-limit" fo:hyphenation-keep="auto" loext:hyphenation-keep-type="column" loext:hyphenation-keep-line="false" style:register-true="true" fo:text-indent="0cm" style:auto-text-indent="false" style:page-number="auto" fo:background-color="transparent" fo:padding="0cm" fo:border="none" style:shadow="none" fo:keep-with-next="always" text:number-lines="false" text:line-number="0" style:writing-mode="lr-tb">
        <style:tab-stops>
          <style:tab-stop style:position="8.327cm"/>
        </style:tab-stops>
      </style:paragraph-properties>
      <style:text-properties fo:color="#000000" loext:opacity="100%" style:font-name="Marianne" fo:font-size="10pt" fo:letter-spacing="0.011cm" fo:font-weight="normal" officeooo:rsid="00502b4e" officeooo:paragraph-rsid="0057dfa3" style:letter-kerning="true" fo:background-color="transparent" style:font-name-asian="Book Antiqua" style:font-size-asian="10pt" style:font-weight-asian="normal" style:font-name-complex="Book Antiqua" style:font-size-complex="10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4" style:family="paragraph" style:parent-style-name="Table_20_Contents">
      <loext:graphic-properties draw:fill="none" draw:fill-gradient-name="gradient" draw:fill-hatch-name="hatch"/>
      <style:paragraph-properties fo:margin-left="0cm" fo:margin-right="0cm" fo:margin-top="0cm" fo:margin-bottom="0.055cm" style:contextual-spacing="false" fo:line-height="100%" fo:text-align="center" style:justify-single-word="false" fo:orphans="2" fo:widows="2" fo:hyphenation-ladder-count="no-limit" fo:hyphenation-keep="auto" loext:hyphenation-keep-type="column" loext:hyphenation-keep-line="false" style:register-true="true" fo:text-indent="0cm" style:auto-text-indent="false" fo:background-color="transparent" fo:padding="0cm" fo:border="none" style:shadow="none" fo:keep-with-next="always" text:number-lines="false" text:line-number="0" style:writing-mode="lr-tb">
        <style:tab-stops>
          <style:tab-stop style:position="8.327cm"/>
        </style:tab-stops>
      </style:paragraph-properties>
      <style:text-properties fo:color="#000000" loext:opacity="100%" style:font-name="Marianne" fo:font-size="10pt" fo:letter-spacing="0.011cm" fo:font-weight="normal" officeooo:rsid="00502b4e" officeooo:paragraph-rsid="0057dfa3" style:letter-kerning="true" fo:background-color="transparent" style:font-name-asian="Book Antiqua" style:font-size-asian="10pt" style:font-weight-asian="normal" style:font-name-complex="Book Antiqua" style:font-size-complex="10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5" style:family="paragraph" style:parent-style-name="Table_20_Contents">
      <loext:graphic-properties draw:fill="none" draw:fill-gradient-name="gradient" draw:fill-hatch-name="hatch"/>
      <style:paragraph-properties fo:margin-left="0cm" fo:margin-right="0cm" fo:margin-top="0cm" fo:margin-bottom="0.055cm" style:contextual-spacing="false" fo:line-height="100%" fo:text-align="center" style:justify-single-word="false" fo:orphans="2" fo:widows="2" fo:hyphenation-ladder-count="no-limit" fo:hyphenation-keep="auto" loext:hyphenation-keep-type="column" loext:hyphenation-keep-line="false" style:register-true="true" fo:text-indent="0cm" style:auto-text-indent="false" fo:background-color="transparent" fo:padding="0cm" fo:border="none" style:shadow="none" fo:keep-with-next="always" text:number-lines="false" text:line-number="0" style:writing-mode="lr-tb">
        <style:tab-stops>
          <style:tab-stop style:position="8.327cm"/>
        </style:tab-stops>
      </style:paragraph-properties>
      <style:text-properties fo:color="#000000" loext:opacity="100%" style:font-name="Marianne" fo:font-size="10pt" fo:letter-spacing="0.011cm" fo:font-weight="normal" officeooo:rsid="00502b4e" officeooo:paragraph-rsid="0060b7cd" style:letter-kerning="true" fo:background-color="transparent" style:font-name-asian="Book Antiqua" style:font-size-asian="10pt" style:font-weight-asian="normal" style:font-name-complex="Book Antiqua" style:font-size-complex="10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6" style:family="paragraph" style:parent-style-name="Table_20_Contents">
      <loext:graphic-properties draw:fill="none" draw:fill-gradient-name="gradient" draw:fill-hatch-name="hatch"/>
      <style:paragraph-properties fo:margin-left="0cm" fo:margin-right="0cm" fo:margin-top="0cm" fo:margin-bottom="0.055cm" style:contextual-spacing="false" fo:line-height="100%" fo:text-align="center" style:justify-single-word="false" fo:orphans="2" fo:widows="2" fo:hyphenation-ladder-count="no-limit" fo:hyphenation-keep="auto" loext:hyphenation-keep-type="column" loext:hyphenation-keep-line="false" style:register-true="true" fo:text-indent="0cm" style:auto-text-indent="false" fo:background-color="transparent" fo:padding="0cm" fo:border="none" style:shadow="none" fo:keep-with-next="always" text:number-lines="false" text:line-number="0" style:writing-mode="lr-tb">
        <style:tab-stops>
          <style:tab-stop style:position="8.327cm"/>
        </style:tab-stops>
      </style:paragraph-properties>
      <style:text-properties fo:color="#000000" loext:opacity="100%" style:font-name="Marianne" fo:font-size="9pt" fo:letter-spacing="0.011cm" fo:font-weight="normal" officeooo:rsid="004a5ec0" officeooo:paragraph-rsid="004a5ec0" style:letter-kerning="true" fo:background-color="transparent" style:font-name-asian="Book Antiqua" style:font-size-asian="9pt" style:font-weight-asian="normal" style:font-name-complex="Book Antiqua" style:font-size-complex="9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loext:opacity="100%" style:text-position="0% 100%" style:font-name="Marianne1" fo:font-size="10pt" fo:font-style="normal" style:text-underline-style="none" fo:font-weight="normal" officeooo:rsid="0016c917" officeooo:paragraph-rsid="0032dfb6" fo:background-color="transparent" style:font-name-asian="Book Antiqua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P4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loext:opacity="100%" style:font-name="Marianne1" fo:font-size="10pt" fo:background-color="transparent" loext:char-shading-value="0" style:font-size-asian="10pt" style:font-size-complex="10pt"/>
    </style:style>
    <style:style style:name="T2" style:family="text">
      <style:text-properties fo:color="#000000" loext:opacity="100%" style:font-name="Marianne1" fo:font-size="10pt" officeooo:rsid="000814ae" fo:background-color="transparent" loext:char-shading-value="0" style:font-size-asian="10pt" style:font-size-complex="10pt"/>
    </style:style>
    <style:style style:name="T3" style:family="text">
      <style:text-properties officeooo:rsid="00aa3450"/>
    </style:style>
    <style:style style:name="T4" style:family="text">
      <style:text-properties officeooo:rsid="00dc589d"/>
    </style:style>
    <style:style style:name="T5" style:family="text">
      <style:text-properties fo:font-weight="bold" officeooo:rsid="00a3eda5" style:font-weight-asian="bold" style:font-weight-complex="bold"/>
    </style:style>
    <style:style style:name="T6" style:family="text">
      <style:text-properties officeooo:rsid="00a3eda5"/>
    </style:style>
    <style:style style:name="T7" style:family="text">
      <style:text-properties fo:font-style="normal" fo:font-weight="normal" officeooo:rsid="00131aed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officeooo:rsid="00131aed"/>
    </style:style>
    <style:style style:name="T10" style:family="text">
      <style:text-properties officeooo:rsid="00c6fba0"/>
    </style:style>
    <style:style style:name="T11" style:family="text">
      <style:text-properties style:text-underline-style="none" officeooo:rsid="004dc0dc"/>
    </style:style>
    <style:style style:name="T12" style:family="text">
      <style:text-properties style:text-underline-style="none" officeooo:rsid="007794df"/>
    </style:style>
    <style:style style:name="T13" style:family="text">
      <style:text-properties fo:color="#000000" loext:opacity="100%" style:font-name="Marianne1" fo:font-size="10pt" officeooo:rsid="00170435" fo:background-color="transparent" loext:char-shading-value="0" style:font-size-asian="10pt" style:font-size-complex="10pt"/>
    </style:style>
    <style:style style:name="T14" style:family="text">
      <style:text-properties fo:color="#000000" loext:opacity="100%" style:font-name="Marianne1" fo:font-size="10pt" style:text-underline-style="solid" style:text-underline-width="auto" style:text-underline-color="font-color" officeooo:rsid="00170435" fo:background-color="transparent" loext:char-shading-value="0" style:font-size-asian="10pt" style:font-size-complex="10pt"/>
    </style:style>
    <style:style style:name="T15" style:family="text">
      <style:text-properties fo:color="#000000" loext:opacity="100%" style:font-name="Marianne1" fo:font-size="10pt" style:text-underline-style="none" officeooo:rsid="00170435" fo:background-color="transparent" loext:char-shading-value="0" style:font-size-asian="10pt" style:font-size-complex="10pt"/>
    </style:style>
    <style:style style:name="T16" style:family="text">
      <style:text-properties officeooo:rsid="000814ae"/>
    </style:style>
    <style:style style:name="T17" style:family="text">
      <style:text-properties officeooo:rsid="003be57c"/>
    </style:style>
    <style:style style:name="T18" style:family="text">
      <style:text-properties officeooo:rsid="0063bd9a"/>
    </style:style>
    <style:style style:name="T19" style:family="text">
      <style:text-properties fo:font-weight="bold" officeooo:rsid="0063bd9a" style:font-weight-asian="bold" style:font-weight-complex="bold"/>
    </style:style>
    <style:style style:name="T20" style:family="text">
      <style:text-properties fo:font-style="italic" officeooo:rsid="0063bd9a" style:font-style-asian="italic" style:font-style-complex="italic"/>
    </style:style>
    <style:style style:name="T21" style:family="text">
      <style:text-properties officeooo:rsid="0008ad5c"/>
    </style:style>
    <style:style style:name="T22" style:family="text">
      <style:text-properties style:use-window-font-color="true" loext:opacity="0%" style:text-position="0% 100%" fo:font-style="normal" style:text-underline-style="none" fo:font-weight="normal" officeooo:rsid="000837d8" style:font-style-asian="normal" style:font-weight-asian="normal" style:font-style-complex="normal" style:font-weight-complex="normal"/>
    </style:style>
    <style:style style:name="T23" style:family="text">
      <style:text-properties style:use-window-font-color="true" loext:opacity="0%" style:text-position="0% 100%" fo:font-style="normal" style:text-underline-style="none" fo:font-weight="normal" officeooo:rsid="007794df" style:font-style-asian="normal" style:font-weight-asian="normal" style:font-style-complex="normal" style:font-weight-complex="normal"/>
    </style:style>
    <style:style style:name="T24" style:family="text">
      <style:text-properties style:use-window-font-color="true" loext:opacity="0%" style:text-position="0% 100%" fo:font-style="normal" style:text-underline-style="none" fo:font-weight="normal" officeooo:rsid="00103e17" style:font-style-asian="normal" style:font-weight-asian="normal" style:font-style-complex="normal" style:font-weight-complex="normal"/>
    </style:style>
    <style:style style:name="T25" style:family="text">
      <style:text-properties style:use-window-font-color="true" loext:opacity="0%" style:text-position="0% 100%" fo:font-style="normal" style:text-underline-style="none" fo:font-weight="normal" officeooo:rsid="00170165" style:font-style-asian="normal" style:font-weight-asian="normal" style:font-style-complex="normal" style:font-weight-complex="normal"/>
    </style:style>
    <style:style style:name="T26" style:family="text">
      <style:text-properties style:use-window-font-color="true" loext:opacity="0%" style:text-position="0% 100%" fo:font-style="normal" style:text-underline-style="none" fo:font-weight="normal" officeooo:rsid="00627345" style:font-style-asian="normal" style:font-weight-asian="normal" style:font-style-complex="normal" style:font-weight-complex="normal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147417" style:font-weight-asian="bold" style:font-weight-complex="bold"/>
    </style:style>
    <style:style style:name="T29" style:family="text">
      <style:text-properties style:text-underline-style="none" fo:font-weight="bold" officeooo:rsid="00147417" style:font-weight-asian="bold" style:font-weight-complex="bold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tyle="normal" officeooo:rsid="00170435" style:font-style-asian="normal" style:font-style-complex="normal"/>
    </style:style>
    <style:style style:name="T32" style:family="text">
      <style:text-properties fo:font-style="normal" officeooo:rsid="003744c5" style:font-style-asian="normal" style:font-style-complex="normal"/>
    </style:style>
    <style:style style:name="T33" style:family="text">
      <style:text-properties fo:color="#000000" loext:opacity="100%" style:text-position="0% 100%"/>
    </style:style>
    <style:style style:name="T34" style:family="text">
      <style:text-properties style:use-window-font-color="true" loext:opacity="0%" style:text-position="0% 100%" officeooo:rsid="00103e17"/>
    </style:style>
    <style:style style:name="T35" style:family="text">
      <style:text-properties fo:color="#000000" loext:opacity="100%" style:text-position="0% 100%" officeooo:rsid="00103e17"/>
    </style:style>
    <style:style style:name="T36" style:family="text">
      <style:text-properties fo:color="#000000" loext:opacity="100%" style:text-position="0% 100%" officeooo:rsid="00627345"/>
    </style:style>
    <style:style style:name="T37" style:family="text">
      <style:text-properties fo:color="#000000" loext:opacity="100%" style:text-position="0% 100%" officeooo:rsid="00187300"/>
    </style:style>
    <style:style style:name="T38" style:family="text">
      <style:text-properties fo:color="#000000" loext:opacity="100%" style:text-position="0% 100%" officeooo:rsid="00359fb0"/>
    </style:style>
    <style:style style:name="T39" style:family="text">
      <style:text-properties style:text-position="0% 100%"/>
    </style:style>
    <style:style style:name="T40" style:family="text">
      <style:text-properties style:text-position="0% 100%" fo:font-weight="bold" style:font-weight-asian="bold" style:font-weight-complex="bold"/>
    </style:style>
    <style:style style:name="T41" style:family="text">
      <style:text-properties style:text-position="0% 100%" fo:font-style="italic" style:font-style-asian="italic" style:font-style-complex="italic"/>
    </style:style>
    <style:style style:name="T42" style:family="text">
      <style:text-properties fo:color="#ce181e" loext:opacity="100%" style:text-position="0% 100%" fo:font-style="italic" style:font-style-asian="italic" style:font-style-complex="italic"/>
    </style:style>
    <style:style style:name="T43" style:family="text">
      <style:text-properties style:use-window-font-color="true" loext:opacity="0%" style:text-position="0% 100%" fo:font-style="italic" officeooo:rsid="00236311" style:font-style-asian="italic" style:font-style-complex="italic"/>
    </style:style>
    <style:style style:name="T44" style:family="text">
      <style:text-properties style:text-position="0% 100%" officeooo:rsid="0021762f"/>
    </style:style>
    <style:style style:name="T45" style:family="text">
      <style:text-properties style:text-position="0% 100%" officeooo:rsid="0065af69"/>
    </style:style>
    <style:style style:name="T46" style:family="text">
      <style:text-properties style:use-window-font-color="true" loext:opacity="0%" style:text-position="0% 100%" officeooo:rsid="005f799e"/>
    </style:style>
    <style:style style:name="T4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8" style:family="text">
      <style:text-properties fo:font-style="normal" style:text-underline-style="none" style:font-style-asian="normal" style:font-style-complex="normal"/>
    </style:style>
    <style:style style:name="T49" style:family="text">
      <style:text-properties officeooo:rsid="005e1629"/>
    </style:style>
    <style:style style:name="T50" style:family="text">
      <style:text-properties officeooo:rsid="0057dfa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18cm" draw:fill="none" draw:textarea-vertical-align="top" draw:auto-grow-height="false" fo:min-height="0.506cm" fo:min-width="3.87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Nom, Prénom du militaire" text:name="nom_du_militaire"/>
        <text:user-field-decl office:value-type="string" office:string-value="Nom, Prénom de l'avocat" text:name="nom_de_l_avocat"/>
        <text:user-field-decl office:value-type="string" office:string-value="le militaire" text:name="Militaire3"/>
        <text:user-field-decl office:value-type="string" office:string-value="du militaire" text:name="Militaire2"/>
        <text:user-field-decl office:value-type="string" office:string-value="Le militaire" text:name="Militaire1"/>
        <text:user-field-decl office:value-type="string" office:string-value="au militaire" text:name="Militaire4"/>
        <text:user-field-decl office:value-type="string" office:string-value="Le militaire bénéficie" text:name="Militaire5"/>
        <text:user-field-decl office:value-type="string" office:string-value="Le militaire peut" text:name="Militaire6"/>
      </text:user-field-decls>
      <text:p text:style-name="P1"><text:span text:style-name="Strong_20_Emphasis"><text:span text:style-name="T1">AVENANT </text:span></text:span><text:span text:style-name="Strong_20_Emphasis"><text:span text:style-name="T2">À</text:span></text:span><text:span text:style-name="Strong_20_Emphasis"><text:span text:style-name="T1"> </text:span></text:span><text:span text:style-name="Strong_20_Emphasis"><text:span text:style-name="T2">LA CONVENTION</text:span></text:span></text:p>
      <text:p text:style-name="P2"><text:span text:style-name="Strong_20_Emphasis"><text:span text:style-name="T2"/></text:span></text:p>
      <text:p text:style-name="P3"/>
      <text:p text:style-name="P4">Par décision<text:span text:style-name="T3">(s) </text:span>GEND/DRHGN/SDAP/BRPF {d.decisionsListe}, <text:s/>le directeur général de la gendarmerie nationale <text:span text:style-name="T4">a octroyé </text:span>le bénéfice de la protection fonctionnelle sur le fondement des articles L. 4123-10 du code de la défense et L. 113-1 du code de la sécurité intérieure <text:span text:style-name="T4">aux militaires suivants : </text:span><text:span text:style-name="T5">{d.demandeursListe}</text:span><text:span text:style-name="T6">.</text:span></text:p>
      <text:p text:style-name="P5"/>
      <text:p text:style-name="P6"><text:span text:style-name="T7">C</text:span><text:span text:style-name="T8">eci exposé, une convention d’honoraires a été conclue entre :</text:span></text:p>
      <text:p text:style-name="P7"/>
      <text:p text:style-name="P3"><text:span text:style-name="T9">La direction générale de la gendarmerie nationale, représentée par son d</text:span>irecteur <text:span text:style-name="T9">g</text:span>énéral</text:p>
      <text:p text:style-name="P8">4, rue du Claude Bernard, Issy-les-Moulineaux (92130)</text:p>
      <text:p text:style-name="P9"/>
      <text:p text:style-name="P10">Et</text:p>
      <text:p text:style-name="P3"/>
      <text:p text:style-name="P11"><text:span text:style-name="T10">L</text:span>es militaires clients</text:p>
      <text:p text:style-name="P12">{d.demandeursListeDetaille:convCRLF}</text:p>
      <text:p text:style-name="P13"/>
      <text:p text:style-name="P14">Et</text:p>
      <text:p text:style-name="P15"/>
      <text:p text:style-name="P16">L’avocat</text:p>
      <text:p text:style-name="P17">Maître {d.avocat.prenom} {d.avocat.nom}</text:p>
      <text:p text:style-name="P18">{d.avocat.email}</text:p>
      <text:p text:style-name="P19"><text:span text:style-name="T11">{d.avocat.telephonePublic1} – {d.avocat.telephonePublic</text:span><text:span text:style-name="T12">2</text:span><text:span text:style-name="T11">}</text:span></text:p>
      <text:p text:style-name="P18">{d.avocat.adressePostale}</text:p>
      <text:p text:style-name="P20"><text:span text:style-name="Strong_20_Emphasis"><text:span text:style-name="T13"/></text:span></text:p>
      <text:p text:style-name="P20"><text:span text:style-name="Strong_20_Emphasis"><text:span text:style-name="T14">PRÉAMBULE</text:span></text:span><text:span text:style-name="Strong_20_Emphasis"><text:span text:style-name="T15"> :</text:span></text:span></text:p>
      <text:p text:style-name="P21"/>
      <text:p text:style-name="P21">Les parties ont conclu un<text:span text:style-name="T16">e convention d’honoraires et de frais d’avocat</text:span><text:span text:style-name="T17"> </text:span><text:span text:style-name="T18">initiale ou avec avenant d’un montant de </text:span><text:span text:style-name="T19">{d.avenant.montantHTGagePrecedemment} €</text:span><text:span text:style-name="T18"> [</text:span><text:span text:style-name="T20">{d.avenant.montantHTGagePrecedemmentEnLettres}</text:span><text:span text:style-name="T18"> </text:span><text:span text:style-name="T20">euros</text:span><text:span text:style-name="T18">] hors taxes </text:span>(ci-après l<text:span text:style-name="T21">a</text:span> « Con<text:span text:style-name="T21">vention</text:span> »).</text:p>
      <text:p text:style-name="P22"/>
      <text:p text:style-name="P23"><text:span text:style-name="T22">Les parties désirent augmenter le plafond des honoraires versés à Maître {d.avocat.prenom} {d.avocat.</text:span><text:span text:style-name="T23">n</text:span><text:span text:style-name="T22">om}</text:span><text:span text:style-name="T24">,</text:span><text:span text:style-name="T25"> </text:span><text:span text:style-name="T22">eu égard </text:span><text:span text:style-name="T26">au motif suivant : {d.diligence.libelle}.</text:span></text:p>
      <text:p text:style-name="P20"><text:span text:style-name="Strong_20_Emphasis"><text:span text:style-name="T1"/></text:span></text:p>
      <text:p text:style-name="P20"><text:span text:style-name="Strong_20_Emphasis"><text:span text:style-name="T1">IL EST AINSI CONVENU CE QUI SUIT</text:span></text:span></text:p>
      <text:p text:style-name="P24"/>
      <text:p text:style-name="P25"><text:soft-page-break/><text:span text:style-name="T27">Article </text:span><text:span text:style-name="T28">1</text:span><text:span text:style-name="T29"> :</text:span></text:p>
      <text:p text:style-name="P26"/>
      <text:p text:style-name="P27">Les parties conviennent de remplacer l’Article<text:span text:style-name="T30"> </text:span><text:span text:style-name="T31">3-</text:span><text:span text:style-name="T32">1</text:span> comme suit :<text:line-break/></text:p>
      <text:p text:style-name="P28"><text:span text:style-name="T33">Les honoraires dus à Maître </text:span><text:span text:style-name="T34">{d.avocat.prenom} {d.avocat.nom}</text:span><text:span text:style-name="T35"> </text:span><text:span text:style-name="T33">pour assurer la défense des intérêts </text:span><text:span text:style-name="T36">des militaires</text:span><text:span text:style-name="T37"> </text:span><text:span text:style-name="T38">bénéficiant de la protection fonctionnelle</text:span><text:span text:style-name="T33">, s'établiront </text:span><text:span text:style-name="T39">à la somme forfaitaire de </text:span><text:span text:style-name="T40">{d.avenant.montantHTTotal} €</text:span><text:span text:style-name="T39"> [</text:span><text:span text:style-name="T41">{d.avenant.montantHTTotalEnLettres}</text:span><text:span text:style-name="T42"> </text:span><text:span text:style-name="T43">euros</text:span><text:span text:style-name="T39">] hors taxes </text:span><text:span text:style-name="T44">pour </text:span><text:span text:style-name="T45">la phase suivante :</text:span><text:span text:style-name="T46"> {d.avenant.instance}.</text:span></text:p>
      <text:p text:style-name="P29"/>
      <text:p text:style-name="P29"/>
      <text:p text:style-name="P30"><text:span text:style-name="T47">Article 2</text:span><text:span text:style-name="T48"> :</text:span></text:p>
      <text:p text:style-name="P31"/>
      <text:p text:style-name="P32">Les autres dispositions d<text:span text:style-name="T21">e la Convention</text:span> qui n’ont pas été modifiées par le présent avenant demeurent inchangées.</text:p>
      <text:p text:style-name="P33"/>
      <text:p text:style-name="P34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5">L'avocat :</text:p>
            <text:p text:style-name="P36">Fait à :</text:p>
            <text:p text:style-name="P36">Le :</text:p>
          </table:table-cell>
          <table:table-cell table:style-name="Tableau1.A1" office:value-type="string">
            <text:p text:style-name="P37">Pour le ministre et par délégation,</text:p>
            <text:p text:style-name="P38">le colonel Matthieu Feisthauer,</text:p>
            <text:p text:style-name="P38">chef du bureau des recours et de</text:p>
            <text:p text:style-name="P38">la protection fonctionnelle</text:p>
            <text:p text:style-name="P39"/>
            <text:p text:style-name="P40"/>
            <text:p text:style-name="P40"/>
            <text:p text:style-name="P40"/>
            <text:p text:style-name="P40"/>
            <text:p text:style-name="P41">ou</text:p>
            <text:p text:style-name="P42"/>
            <text:p text:style-name="P42"/>
            <text:p text:style-name="P43">Pour le ministre et par délégation,</text:p>
            <text:p text:style-name="P44">le lieutenant-colonel <text:span text:style-name="T49">Jacques De Oliveira</text:span><text:span text:style-name="T50">,</text:span></text:p>
            <text:p text:style-name="P45"><text:span text:style-name="T50">adjoint au </text:span>chef du bureau des recours</text:p>
            <text:p text:style-name="P45">et de la protection fonctionnelle</text:p>
            <text:p text:style-name="P46"/>
          </table:table-cell>
        </table:table-row>
      </table:table>
      <text:p text:style-name="P4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Unicode MS" svg:font-family="'Arial Unicode MS'" style:font-family-generic="system" style:font-pitch="variable"/>
    <style:font-face style:name="Book Antiqua" svg:font-family="'Book Antiqua'" style:font-family-generic="roman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Helvetica LT Std Bold Condensed" svg:font-family="'Helvetica LT Std Bold Condensed'" style:font-family-generic="roman" style:font-pitch="variable"/>
    <style:font-face style:name="Helvetica Neue LT Std 57 Conden" svg:font-family="'Helvetica Neue LT Std 57 Conden'" style:font-family-generic="roman" style:font-pitch="variable"/>
    <style:font-face style:name="Helvetica Neue LT Std 77 Bold C" svg:font-family="'Helvetica Neue LT Std 77 Bold 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rianne" svg:font-family="Marianne" style:font-pitch="variable"/>
    <style:font-face style:name="Marianne Light" svg:font-family="'Marianne Light'" style:font-family-generic="roman" style:font-pitch="variable"/>
    <style:font-face style:name="Marianne Light1" svg:font-family="'Marianne Light'" style:font-family-generic="system" style:font-pitch="variable"/>
    <style:font-face style:name="Marianne-Regular" svg:font-family="Marianne-Regular" style:font-family-generic="roman" style:font-pitch="variable"/>
    <style:font-face style:name="Marianne1" svg:font-family="Marianne" style:font-family-generic="modern" style:font-pitch="variable"/>
    <style:font-face style:name="Marianne2" svg:font-family="Marianne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Gras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Calibri" fo:font-family="Calibri" style:font-family-generic="roman" style:font-pitch="variable" fo:font-size="11pt" fo:language="fr" fo:country="FR" style:letter-kerning="false" style:font-name-asian="Calibri1" style:font-family-asian="Calibri" style:font-family-generic-asian="system" style:font-pitch-asian="variable" style:font-size-asian="11pt" style:language-asian="en" style:country-asian="US" style:font-name-complex="SimSun" style:font-family-complex="SimSun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default-outline-level="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top="0.494cm" fo:margin-bottom="0.212cm" style:contextual-spacing="false" fo:line-height="110%" fo:keep-together="always" fo:keep-with-next="always"/>
      <style:text-properties style:font-name="Helvetica Neue LT Std 77 Bold C" fo:font-family="'Helvetica Neue LT Std 77 Bold C'" style:font-family-generic="roman" style:font-pitch="variable" fo:font-size="18pt" fo:font-weight="bold" style:font-size-asian="18pt" style:font-weight-asian="bold" style:font-name-complex="Tahoma" style:font-family-complex="Tahoma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chapter">
      <style:paragraph-properties fo:margin-top="0.071cm" fo:margin-bottom="0.282cm" style:contextual-spacing="false" fo:line-height="130%" fo:keep-together="always" fo:keep-with-next="always"/>
      <style:text-properties fo:color="#1f3763" loext:opacity="100%" style:font-name="Helvetica Neue LT Std 77 Bold C" fo:font-family="'Helvetica Neue LT Std 77 Bold C'" style:font-family-generic="roman" style:font-pitch="variable" fo:font-style="italic" fo:font-weight="bold" style:font-style-asian="italic" style:font-weight-asian="bold" style:font-name-complex="Tahoma" style:font-family-complex="Tahoma" style:font-family-generic-complex="system" style:font-pitch-complex="variable"/>
    </style:style>
    <style:style style:name="Title" style:family="paragraph" style:parent-style-name="Standard" style:default-outline-level="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texte" style:family="paragraph" style:default-outline-level="">
      <style:paragraph-properties fo:margin-top="0cm" fo:margin-bottom="0.282cm" style:contextual-spacing="false" fo:line-height="130%" fo:text-align="justify" style:justify-single-word="false" fo:orphans="2" fo:widows="2" fo:hyphenation-ladder-count="no-limit" fo:hyphenation-keep="auto" loext:hyphenation-keep-type="column" loext:hyphenation-keep-line="false" style:writing-mode="lr-tb"/>
      <style:text-properties fo:color="#4472c4" loext:opacity="100%" style:font-name="Helvetica Neue LT Std 57 Conden" fo:font-family="'Helvetica Neue LT Std 57 Conden'" style:font-family-generic="roman" style:font-pitch="variable" fo:font-size="11pt" fo:language="fr" fo:country="FR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Encart" style:family="paragraph" style:parent-style-name="Standard" style:default-outline-level="">
      <style:paragraph-properties fo:line-height="130%" fo:padding-left="0.141cm" fo:padding-right="0cm" fo:padding-top="0cm" fo:padding-bottom="0cm" fo:border-left="6.01pt solid #8eaadb" fo:border-right="none" fo:border-top="none" fo:border-bottom="none"/>
      <style:text-properties fo:color="#4472c4" loext:opacity="100%" style:font-name="Helvetica LT Std Bold Condensed" fo:font-family="'Helvetica LT Std Bold Condensed'" style:font-family-generic="roman" style:font-pitch="variable" fo:font-weight="bold" style:font-weight-asian="bold"/>
    </style:style>
    <style:style style:name="List_20_Number" style:display-name="List Number" style:family="paragraph" style:parent-style-name="Standard" style:default-outline-level="">
      <style:paragraph-properties fo:text-align="justify" style:justify-single-word="false"/>
      <style:text-properties fo:color="#4472c4" loext:opacity="100%" style:font-name="Helvetica Neue LT Std 57 Conden" fo:font-family="'Helvetica Neue LT Std 57 Conden'" style:font-family-generic="roman" style:font-pitch="variable"/>
    </style:style>
    <style:style style:name="Quote" style:family="paragraph" style:parent-style-name="Standard" style:next-style-name="Standard" style:default-outline-level="">
      <style:paragraph-properties fo:text-align="justify" style:justify-single-word="false"/>
      <style:text-properties style:font-name="Helvetica Neue LT Std 57 Conden" fo:font-family="'Helvetica Neue LT Std 57 Conden'" style:font-family-generic="roman" style:font-pitch="variable" fo:font-style="italic" style:font-style-asian="italic" style:font-style-complex="italic"/>
    </style:style>
    <style:style style:name="Têtière_20_tableau" style:display-name="Têtière tableau" style:family="paragraph" style:parent-style-name="Standard" style:default-outline-level="">
      <style:paragraph-properties fo:margin-top="0.212cm" fo:margin-bottom="0.212cm" style:contextual-spacing="false" fo:text-align="center" style:justify-single-word="false"/>
      <style:text-properties fo:color="#ffffff" loext:opacity="100%" style:font-name="Helvetica Neue LT Std 57 Conden" fo:font-family="'Helvetica Neue LT Std 57 Conden'" style:font-family-generic="roman" style:font-pitch="variable" fo:font-size="10pt" fo:font-weight="bold" style:font-size-asian="10pt" style:font-weight-asian="bold" style:font-size-complex="10pt"/>
    </style:style>
    <style:style style:name="Texte_20_Tableau" style:display-name="Texte Tableau" style:family="paragraph" style:parent-style-name="Standard" style:default-outline-level="">
      <style:paragraph-properties fo:margin-left="0.199cm" fo:margin-right="0cm" fo:margin-top="0.212cm" fo:margin-bottom="0.141cm" style:contextual-spacing="false" fo:text-indent="0cm" style:auto-text-indent="false"/>
      <style:text-properties fo:color="#4472c4" loext:opacity="100%" style:font-name="Helvetica Neue LT Std 57 Conden" fo:font-family="'Helvetica Neue LT Std 57 Conden'" style:font-family-generic="roman" style:font-pitch="variable"/>
    </style:style>
    <style:style style:name="_30_5_20_-_20_Titre_20_encadre" style:display-name="05 - Titre encadre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Arial" fo:font-family="Arial" style:font-family-generic="roman" style:font-pitch="variable" fo:font-size="11pt" fo:language="fr" fo:country="FR" fo:font-weight="bold" style:letter-kerning="false" style:font-name-asian="Calibri1" style:font-family-asian="Calibri" style:font-family-generic-asian="system" style:font-pitch-asian="variable" style:font-size-asian="11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30_1_20_-_20_Titre_20_Niv1" style:display-name="01 - Titre Niv1" style:family="paragraph" style:default-outline-level="">
      <style:paragraph-properties fo:margin-top="0cm" fo:margin-bottom="0.353cm" style:contextual-spacing="false" fo:line-height="115%" fo:text-align="justify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Arial Black" fo:font-family="'Arial Black'" style:font-family-generic="roman" style:font-pitch="variable" fo:font-size="16pt" fo:language="fr" fo:country="FR" fo:font-weight="bold" style:letter-kerning="false" style:font-name-asian="Calibri1" style:font-family-asian="Calibri" style:font-family-generic-asian="system" style:font-pitch-asian="variable" style:font-size-asian="16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6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30_1_20_-_20_Titre_20_Niv2" style:display-name="01 - Titre Niv2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Arial" fo:font-family="Arial" style:font-family-generic="roman" style:font-pitch="variable" fo:font-size="11pt" fo:language="fr" fo:country="FR" fo:font-weight="bold" style:letter-kerning="false" style:font-name-asian="Calibri1" style:font-family-asian="Calibri" style:font-family-generic-asian="system" style:font-pitch-asian="variable" style:font-size-asian="11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30_6_20_-_20_Txt_20_encadre" style:display-name="06 - Txt encadre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Arial" fo:font-family="Arial" style:font-family-generic="roman" style:font-pitch="variable" fo:font-size="11pt" fo:language="fr" fo:country="FR" style:letter-kerning="false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b_Paragraphe_20_standard_5d_" style:display-name="[Paragraphe standard]" style:family="paragraph" style:parent-style-name="Standard" style:default-outline-level="">
      <style:paragraph-properties fo:line-height="120%" style:vertical-align="middle"/>
      <style:text-properties fo:color="#000000" loext:opacity="100%" style:font-name="Marianne Light" fo:font-family="'Marianne Light'" style:font-family-generic="roman" style:font-pitch="variable" fo:font-size="10pt" style:font-size-asian="10pt" style:font-name-complex="Marianne Light1" style:font-family-complex="'Marianne Light'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style:language-asian="fr" style:country-asian="FR" style:font-name-complex="Times New Roman1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fo:hyphenation-keep="auto" loext:hyphenation-keep-type="column" loext:hyphenation-keep-line="false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fr" fo:country="FR" style:letter-kerning="true" style:font-name-asian="Arial Unicode MS" style:font-family-asian="'Arial Unicode MS'" style:font-family-generic-asian="system" style:font-pitch-asian="variable" style:font-size-asian="11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o_20_Spacing" style:display-name="No Spacing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Calibri" fo:font-family="Calibri" style:font-family-generic="roman" style:font-pitch="variable" fo:font-size="11pt" fo:language="fr" fo:country="FR" style:letter-kerning="false" style:font-name-asian="Calibri1" style:font-family-asian="Calibri" style:font-family-generic-asian="system" style:font-pitch-asian="variable" style:font-size-asian="11pt" style:language-asian="en" style:country-asian="US" style:font-name-complex="SimSun" style:font-family-complex="SimSun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Normal_20__2b__20_Arial" style:display-name="Normal + Arial" style:family="paragraph" style:parent-style-name="Standard" style:default-outline-level="">
      <style:paragraph-properties fo:margin-top="0cm" fo:margin-bottom="0cm" style:contextual-spacing="false" fo:line-height="100%" fo:text-align="justify" style:justify-single-word="false"/>
      <style:text-properties style:font-name="Arial" fo:font-family="Arial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Date_20_2" style:display-name="Date 2" style:family="paragraph" style:parent-style-name="Standard" style:default-outline-level="">
      <style:paragraph-properties fo:margin-top="0.245cm" fo:margin-bottom="0cm" style:contextual-spacing="false" fo:line-height="100%" fo:text-align="end" style:justify-single-word="false" fo:orphans="0" fo:widows="0"/>
      <style:text-properties fo:color="#231f20" loext:opacity="100%" fo:font-size="8pt" style:font-size-asian="8pt" style:font-name-complex="Tahoma" style:font-family-complex="Tahoma" style:font-family-generic-complex="system" style:font-pitch-complex="variable" style:font-size-complex="12pt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left="3.501cm" fo:margin-right="0cm" fo:text-indent="2.499cm" style:auto-text-indent="false"/>
    </style:style>
    <style:style style:name="Retrait_20_corps_20_de_20_texte_20_2" style:display-name="Retrait corps de texte 2" style:family="paragraph" style:parent-style-name="Standard">
      <style:paragraph-properties fo:margin-left="3.251cm" fo:margin-right="0cm" fo:text-align="justify" style:justify-single-word="false" fo:text-indent="1.251cm" style:auto-text-indent="false"/>
      <style:text-properties fo:font-size="12pt" style:font-size-asian="12pt"/>
    </style:style>
    <style:style style:name="_32_.6_20_-_20_Normal_20_centré_20__28_espace_20_av_20_12_29_" style:display-name="2.6 - Normal centré (espace av 12)" style:family="paragraph" style:parent-style-name="Standard" style:class="text">
      <style:paragraph-properties fo:margin-left="0cm" fo:margin-right="0cm" fo:margin-top="0.42cm" fo:margin-bottom="0cm" style:contextual-spacing="false" fo:text-align="center" style:justify-single-word="false" fo:text-indent="0cm" style:auto-text-indent="false">
        <style:tab-stops/>
      </style:paragraph-properties>
      <style:text-properties fo:color="#00ae00" loext:opacity="100%" style:font-name="Times New Roman2" fo:font-family="'Times New Roman'" style:font-style-name="Gras" style:font-family-generic="roman" style:font-pitch="variable" fo:font-weight="bold"/>
    </style:style>
    <style:style style:name="_32_.5_20_-_20_Normal_20_centré_20__28_espace_20_av_20_6_29_" style:display-name="2.5 - Normal centré (espace av 6)" style:family="paragraph" style:parent-style-name="_32_.6_20_-_20_Normal_20_centré_20__28_espace_20_av_20_12_29_" style:class="text">
      <style:paragraph-properties fo:margin-top="0.21cm" fo:margin-bottom="0cm" style:contextual-spacing="false">
        <style:tab-stops/>
      </style:paragraph-properties>
      <style:text-properties fo:color="#00ae00" loext:opacity="100%"/>
    </style:style>
    <style:style style:name="_32_.7_20_-_20_Normal_20_centré_20__28_espace_20_av_20_18_29_" style:display-name="2.7 - Normal centré (espace av 18)" style:family="paragraph" style:parent-style-name="_32_.5_20_-_20_Normal_20_centré_20__28_espace_20_av_20_6_29_" style:class="text">
      <style:paragraph-properties fo:margin-top="0.64cm" fo:margin-bottom="0cm" style:contextual-spacing="false"/>
      <style:text-properties fo:color="#00ae00" loext:opacity="100%"/>
    </style:style>
    <style:style style:name="Normal_20_centré" style:display-name="Normal centré" style:family="paragraph" style:parent-style-name="Standard">
      <style:paragraph-properties fo:margin-left="2cm" fo:margin-right="0.75cm" fo:text-indent="0cm" style:auto-text-indent="false">
        <style:tab-stops>
          <style:tab-stop style:position="2.752cm"/>
        </style:tab-stops>
      </style:paragraph-properties>
      <style:text-properties fo:font-size="11pt" style:font-size-asian="11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style:font-name="Helvetica Neue LT Std 77 Bold C" fo:font-family="'Helvetica Neue LT Std 77 Bold C'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6pt"/>
    </style:style>
    <style:style style:name="Citation_20_Car" style:display-name="Citation Car" style:family="text" style:parent-style-name="Default_20_Paragraph_20_Font">
      <style:text-properties style:font-name="Helvetica Neue LT Std 57 Conden" fo:font-family="'Helvetica Neue LT Std 57 Conden'" style:font-family-generic="roman" style:font-pitch="variable" fo:font-style="italic" style:font-style-asian="italic" style:font-style-complex="italic"/>
    </style:style>
    <style:style style:name="Titre_20_3_20_Car" style:display-name="Titre 3 Car" style:family="text" style:parent-style-name="Default_20_Paragraph_20_Font">
      <style:text-properties fo:color="#1f3763" loext:opacity="100%" style:font-name="Helvetica Neue LT Std 77 Bold C" fo:font-family="'Helvetica Neue LT Std 77 Bold C'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Segoe UI" fo:font-family="'Segoe UI'" style:font-family-generic="roman" style:font-pitch="variable" fo:font-size="9pt" style:font-name-asian="Calibri1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fontstyle01" style:family="text" style:parent-style-name="Default_20_Paragraph_20_Font">
      <style:text-properties fo:color="#000000" loext:opacity="100%" style:font-name="Marianne-Regular" fo:font-family="Marianne-Regular" style:font-family-generic="roman" style:font-pitch="variabl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ommentaire_20_Car" style:display-name="Commentaire Car" style:family="text" style:parent-style-name="Default_20_Paragraph_20_Font">
      <style:text-properties style:font-name="Calibri" fo:font-family="Calibri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SimSun" style:font-family-complex="SimSun" style:font-family-generic-complex="system" style:font-pitch-complex="variable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Objet_20_du_20_commentaire_20_Car" style:display-name="Objet du commentaire Car" style:family="text" style:parent-style-name="Commentaire_20_Car">
      <style:text-properties style:font-name="Calibri" fo:font-family="Calibri" style:font-family-generic="roman" style:font-pitch="variable" fo:font-size="10pt" fo:font-weight="bold" style:font-name-asian="Calibri1" style:font-family-asian="Calibri" style:font-family-generic-asian="system" style:font-pitch-asian="variable" style:font-size-asian="10pt" style:font-weight-asian="bold" style:font-name-complex="SimSun" style:font-family-complex="SimSun" style:font-family-generic-complex="system" style:font-pitch-complex="variable" style:font-size-complex="10pt" style:font-weight-complex="bold"/>
    </style:style>
    <style:style style:name="Date_20_2_20_Car" style:display-name="Date 2 Car" style:family="text" style:parent-style-name="Default_20_Paragraph_20_Font">
      <style:text-properties fo:color="#231f20" loext:opacity="100%" fo:font-size="8pt" style:font-size-asian="8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color="#0066b3" loext:opacity="100%" style:font-name="Marianne2" fo:font-family="Marianne" style:font-family-generic="roman" style:font-pitch="variable" fo:font-size="8pt" style:text-underline-style="solid" style:text-underline-width="auto" style:text-underline-color="font-color" style:font-size-asian="8pt" style:font-name-complex="Calibri1" style:font-family-complex="Calibri" style:font-family-generic-complex="system" style:font-pitch-complex="variable" style:font-size-complex="8pt" style:font-weight-complex="bold"/>
    </style:style>
    <style:style style:name="ListLabel_20_2" style:display-name="ListLabel 2" style:family="text">
      <style:text-properties fo:color="#0066b3" loext:opacity="100%" style:font-name="Marianne2" fo:font-family="Marianne" style:font-family-generic="roman" style:font-pitch="variable" fo:font-size="8pt" style:text-underline-style="solid" style:text-underline-width="auto" style:text-underline-color="font-color" style:font-size-asian="8pt" style:font-name-complex="Calibri1" style:font-family-complex="Calibri" style:font-family-generic-complex="system" style:font-pitch-complex="variable" style:font-size-complex="8pt" style:font-weight-complex="bold"/>
    </style:style>
    <style:style style:name="Police_20_par_20_défaut" style:display-name="Police par défau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115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5P0"/>
    </number:currency-style>
    <number:currency-style style:name="N10117P0" style:volatile="true" number:language="fr" number:country="FR">
      <number:number number:decimal-places="0" number:min-decimal-places="0" number:min-integer-digits="1" number:grouping="true"/>
      <number:text> </number:text>
      <number:currency-symbol number:language="fr" number:country="FR">€</number:currency-symbol>
    </number:currency-style>
    <number:currency-style style:name="N10117" number:language="fr" number:country="FR">
      <number:text>-</number:text>
      <number:number number:decimal-places="0" number:min-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0117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au6" style:family="table">
      <style:table-properties style:width="17.605cm" fo:margin-left="0cm" fo:margin-top="0cm" fo:margin-bottom="0cm" table:align="left" style:writing-mode="lr-tb"/>
    </style:style>
    <style:style style:name="Tableau6.A" style:family="table-column">
      <style:table-column-properties style:column-width="10.298cm"/>
    </style:style>
    <style:style style:name="Tableau6.B" style:family="table-column">
      <style:table-column-properties style:column-width="7.308cm"/>
    </style:style>
    <style:style style:name="Tableau6.1" style:family="table-row">
      <style:table-row-properties style:min-row-height="0.596cm" fo:keep-together="auto"/>
    </style:style>
    <style:style style:name="Tableau6.A1" style:family="table-cell">
      <style:table-cell-properties fo:padding="0.097cm" fo:border="none"/>
    </style:style>
    <style:style style:name="MP1" style:family="paragraph" style:parent-style-name="Normal_20__28_Web_29_">
      <style:paragraph-properties fo:margin-top="0cm" fo:margin-bottom="0cm" style:contextual-spacing="false" fo:text-align="center" style:justify-single-word="false">
        <style:tab-stops>
          <style:tab-stop style:position="17.598cm" style:type="right"/>
        </style:tab-stops>
      </style:paragraph-properties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Normal_20__28_Web_29_">
      <style:paragraph-properties fo:margin-top="0.3cm" fo:margin-bottom="0cm" style:contextual-spacing="false" fo:text-align="center" style:justify-single-word="false">
        <style:tab-stops>
          <style:tab-stop style:position="17.598cm" style:type="right"/>
        </style:tab-stops>
      </style:paragraph-properties>
      <style:text-properties officeooo:rsid="002a567c" officeooo:paragraph-rsid="0027d76e"/>
    </style:style>
    <style:style style:name="MP4" style:family="paragraph" style:parent-style-name="Table_20_Contents">
      <style:paragraph-properties fo:margin-top="0cm" fo:margin-bottom="0.282cm" style:contextual-spacing="false" text:number-lines="false" text:line-number="0"/>
      <style:text-properties officeooo:paragraph-rsid="001649b1"/>
    </style:style>
    <style:style style:name="MP5" style:family="paragraph" style:parent-style-name="Normal_20__28_Web_29_">
      <style:paragraph-properties fo:margin-left="-0.101cm" fo:margin-right="0cm" fo:margin-top="0cm" fo:margin-bottom="0cm" style:contextual-spacing="false" fo:text-align="end" style:justify-single-word="false" fo:text-indent="0cm" style:auto-text-indent="false">
        <style:tab-stops>
          <style:tab-stop style:position="1.406cm"/>
          <style:tab-stop style:position="17.598cm" style:type="right"/>
        </style:tab-stops>
      </style:paragraph-properties>
      <style:text-properties style:use-window-font-color="true" loext:opacity="0%" style:font-name="Marianne2" fo:font-size="12pt" fo:language="fr" fo:country="FR" fo:font-style="normal" fo:font-weight="bold" officeooo:rsid="0001cd27" officeooo:paragraph-rsid="0019b393" style:letter-kerning="true" style:font-name-asian="Arial Unicode MS" style:font-size-asian="12pt" style:language-asian="zh" style:country-asian="CN" style:font-style-asian="normal" style:font-weight-asian="bold" style:font-name-complex="Calibri1" style:font-size-complex="12pt" style:language-complex="hi" style:country-complex="IN" style:font-style-complex="normal" style:font-weight-complex="bold"/>
    </style:style>
    <style:style style:name="MP6" style:family="paragraph" style:parent-style-name="Standard">
      <style:text-properties officeooo:paragraph-rsid="001649b1"/>
    </style:style>
    <style:style style:name="MP7" style:family="paragraph" style:parent-style-name="Normal_20__28_Web_29_">
      <style:paragraph-properties fo:margin-top="0.3cm" fo:margin-bottom="0cm" style:contextual-spacing="false">
        <style:tab-stops>
          <style:tab-stop style:position="17.598cm" style:type="right"/>
        </style:tab-stops>
      </style:paragraph-properties>
      <style:text-properties style:font-name="Marianne2" fo:font-size="8pt" fo:font-weight="bold" officeooo:rsid="000aaceb" officeooo:paragraph-rsid="001dfc20" style:font-size-asian="8pt" style:font-weight-asian="bold" style:font-name-complex="Calibri1" style:font-size-complex="8pt" style:font-weight-complex="bold"/>
    </style:style>
    <style:style style:name="MP8" style:family="paragraph" style:parent-style-name="Normal_20__28_Web_29_">
      <style:paragraph-properties fo:margin-top="0cm" fo:margin-bottom="0cm" style:contextual-spacing="false">
        <style:tab-stops>
          <style:tab-stop style:position="17.598cm" style:type="right"/>
        </style:tab-stops>
      </style:paragraph-properties>
      <style:text-properties style:font-name="Marianne2" fo:font-size="8pt" fo:font-weight="bold" officeooo:rsid="002c26b3" officeooo:paragraph-rsid="002c26b3" style:font-size-asian="8pt" style:font-weight-asian="bold" style:font-name-complex="Calibri1" style:font-size-complex="8pt" style:font-weight-complex="bold"/>
    </style:style>
    <style:style style:name="MP9" style:family="paragraph" style:parent-style-name="Normal_20__28_Web_29_">
      <style:paragraph-properties fo:margin-top="0cm" fo:margin-bottom="0cm" style:contextual-spacing="false">
        <style:tab-stops>
          <style:tab-stop style:position="17.598cm" style:type="right"/>
        </style:tab-stops>
      </style:paragraph-properties>
      <style:text-properties style:font-name="Marianne2" fo:font-size="8pt" officeooo:paragraph-rsid="002c26b3" style:font-size-asian="8pt" style:font-name-complex="Calibri1" style:font-size-complex="8pt" style:font-weight-complex="bold"/>
    </style:style>
    <style:style style:name="MP10" style:family="paragraph" style:parent-style-name="Normal_20__28_Web_29_">
      <style:paragraph-properties fo:margin-top="0cm" fo:margin-bottom="0cm" style:contextual-spacing="false">
        <style:tab-stops>
          <style:tab-stop style:position="17.598cm" style:type="right"/>
        </style:tab-stops>
      </style:paragraph-properties>
      <style:text-properties style:font-name="Marianne2" fo:font-size="8pt" officeooo:paragraph-rsid="001dfc20" style:font-size-asian="8pt" style:font-name-complex="Calibri1" style:font-size-complex="8pt" style:font-weight-complex="bold"/>
    </style:style>
    <style:style style:name="MP11" style:family="paragraph" style:parent-style-name="Normal_20__28_Web_29_">
      <style:paragraph-properties fo:margin-top="0cm" fo:margin-bottom="0cm" style:contextual-spacing="false">
        <style:tab-stops>
          <style:tab-stop style:position="8.592cm" style:type="center"/>
          <style:tab-stop style:position="17.598cm" style:type="right"/>
        </style:tab-stops>
      </style:paragraph-properties>
      <style:text-properties officeooo:paragraph-rsid="001dfc20"/>
    </style:style>
    <style:style style:name="MP12" style:family="paragraph" style:parent-style-name="Footer">
      <style:paragraph-properties fo:margin-top="0cm" fo:margin-bottom="0.199cm" style:contextual-spacing="false">
        <style:tab-stops>
          <style:tab-stop style:position="17.598cm" style:type="right"/>
        </style:tab-stops>
      </style:paragraph-properties>
      <style:text-properties officeooo:paragraph-rsid="00103d33"/>
    </style:style>
    <style:style style:name="MP13" style:family="paragraph" style:parent-style-name="Footer">
      <style:paragraph-properties fo:margin-top="0cm" fo:margin-bottom="0.282cm" style:contextual-spacing="false" fo:text-align="center" style:justify-single-word="false"/>
    </style:style>
    <style:style style:name="MT1" style:family="text">
      <style:text-properties officeooo:rsid="0028b91e"/>
    </style:style>
    <style:style style:name="MT2" style:family="text">
      <style:text-properties officeooo:rsid="0034c45c"/>
    </style:style>
    <style:style style:name="MT3" style:family="text">
      <style:text-properties officeooo:rsid="002c26b3"/>
    </style:style>
    <style:style style:name="MT4" style:family="text">
      <style:text-properties officeooo:rsid="005396fc"/>
    </style:style>
    <style:style style:name="MT5" style:family="text">
      <style:text-properties officeooo:rsid="001645ad"/>
    </style:style>
    <style:style style:name="MT6" style:family="text">
      <style:text-properties officeooo:rsid="0016fc3a"/>
    </style:style>
    <style:style style:name="MT7" style:family="text">
      <style:text-properties officeooo:rsid="004f8d6b"/>
    </style:style>
    <style:style style:name="MT8" style:family="text">
      <style:text-properties style:font-name="Marianne2" fo:font-size="8pt" officeooo:rsid="001aa567" style:font-size-asian="8pt" style:font-name-complex="Calibri1" style:font-size-complex="8pt" style:font-weight-complex="bold"/>
    </style:style>
    <style:style style:name="MT9" style:family="text">
      <style:text-properties style:font-name="Calibri" fo:font-size="8pt" officeooo:rsid="001aa567" style:font-size-asian="8pt" style:font-name-complex="Calibri1" style:font-size-complex="8pt" style:font-weight-complex="bold"/>
    </style:style>
    <style:style style:name="MT10" style:family="text">
      <style:text-properties style:font-name="Marianne2" fo:font-size="8pt" officeooo:rsid="000f9801" style:font-size-asian="8pt" style:font-name-complex="Calibri1" style:font-size-complex="8pt" style:font-weight-complex="bold"/>
    </style:style>
    <style:style style:name="MT11" style:family="text">
      <style:text-properties style:font-name="Marianne2" fo:font-size="8pt" officeooo:rsid="004f8d6b" style:font-size-asian="8pt" style:font-name-complex="Calibri1" style:font-size-complex="8pt" style:font-weight-complex="bold"/>
    </style:style>
    <style:style style:name="MT12" style:family="text">
      <style:text-properties style:font-name="Marianne2" fo:font-size="8pt" officeooo:rsid="0027d76e" style:font-size-asian="8pt" style:font-name-complex="Calibri1" style:font-size-complex="8pt" style:font-weight-complex="bold"/>
    </style:style>
    <style:style style:name="MT13" style:family="text">
      <style:text-properties fo:color="#0066b3" loext:opacity="100%" style:font-name="Marianne2" fo:font-size="8pt" style:text-underline-style="solid" style:text-underline-width="auto" style:text-underline-color="font-color" style:font-size-asian="8pt" style:font-name-complex="Calibri1" style:font-size-complex="8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.018cm" draw:fill="none" draw:textarea-vertical-align="top" draw:auto-grow-height="false" fo:min-height="0.506cm" fo:min-width="3.87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704cm" fo:margin-bottom="0.028cm" fo:margin-left="1.7cm" fo:margin-right="1.7cm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471cm" fo:margin-left="0cm" fo:margin-right="0cm" fo:margin-top="2.37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704cm" fo:margin-bottom="0.028cm" fo:margin-left="1.7cm" fo:margin-right="1.7cm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611cm" fo:margin-left="0cm" fo:margin-right="0cm" fo:margin-bottom="3.51cm" style:dynamic-spacing="true"/>
      </style:header-style>
      <style:footer-style>
        <style:header-footer-properties fo:min-height="2.471cm" fo:margin-left="0cm" fo:margin-right="0cm" fo:margin-top="2.371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custom-shape text:anchor-type="paragraph" draw:z-index="7" draw:name="Zone de texte 1_1" draw:style-name="Mgr1" draw:text-style-name="MP2" svg:width="4.37cm" svg:height="0.756cm" svg:x="0cm" svg:y="0.00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page-number text:select-page="current">0</text:page-number></text:p>
      </style:footer>
      <style:footer-left>
        <text:p text:style-name="MP3"><draw:custom-shape text:anchor-type="paragraph" draw:z-index="4" draw:name="Zone de texte 1_6" draw:style-name="Mgr1" draw:text-style-name="MP2" svg:width="4.37cm" svg:height="0.756cm" svg:x="14.945cm" svg:y="-0.11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" draw:name="Zone de texte 1_6" draw:style-name="Mgr1" draw:text-style-name="MP2" svg:width="4.37cm" svg:height="0.756cm" svg:x="14.945cm" svg:y="-0.11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" draw:name="Zone de texte 1_6" draw:style-name="Mgr1" draw:text-style-name="MP2" svg:width="4.37cm" svg:height="0.756cm" svg:x="14.945cm" svg:y="-0.11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page-number text:select-page="current">2</text:page-number></text:p>
      </style:footer-left>
    </style:master-page>
    <style:master-page style:name="First_20_Page" style:display-name="First Page" style:page-layout-name="Mpm2" draw:style-name="Mdp1" style:next-style-name="Standard">
      <style:header>
        <table:table table:name="Tableau6" table:style-name="Tableau6">
          <table:table-column table:style-name="Tableau6.A"/>
          <table:table-column table:style-name="Tableau6.B"/>
          <table:table-row table:style-name="Tableau6.1">
            <table:table-cell table:style-name="Tableau6.A1" office:value-type="string">
              <text:p text:style-name="MP4"><draw:frame draw:style-name="Mfr1" draw:name="Image1" text:anchor-type="paragraph" svg:x="-0.561cm" svg:y="-0.441cm" svg:width="4.725cm" svg:height="3.41cm" draw:z-index="8"><draw:image xlink:href="Pictures/100086360000149100000FB6466669E7.svg" xlink:type="simple" xlink:show="embed" xlink:actuate="onLoad" draw:mime-type="image/svg+xml"/><draw:image xlink:href="Pictures/1000000100000135000000ECBBA45855.png" xlink:type="simple" xlink:show="embed" xlink:actuate="onLoad" draw:mime-type="image/png"/></draw:frame></text:p>
            </table:table-cell>
            <table:table-cell table:style-name="Tableau6.A1" office:value-type="string">
              <text:p text:style-name="MP5"/>
              <text:p text:style-name="MP5">Gendarmerie <text:span text:style-name="MT1">N</text:span>ationale</text:p>
            </table:table-cell>
          </table:table-row>
        </table:table>
        <text:p text:style-name="MP6"/>
      </style:header>
      <style:footer>
        <text:p text:style-name="MP7"><draw:custom-shape text:anchor-type="paragraph" draw:z-index="3" draw:name="Zone de texte 1_6" draw:style-name="Mgr1" draw:text-style-name="MP2" svg:width="4.37cm" svg:height="0.756cm" svg:x="14.945cm" svg:y="-0.11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Direction <text:span text:style-name="MT2">G</text:span>énérale de la <text:span text:style-name="MT2">G</text:span>endarmerie <text:span text:style-name="MT2">N</text:span>ational<text:span text:style-name="MT3">e</text:span></text:p>
        <text:p text:style-name="MP8">Direction des <text:span text:style-name="MT4">Ressources Humaines</text:span> de la Gendarmerie Nationale</text:p>
        <text:p text:style-name="MP8">Sous-Direction de l’Accompagnement du Personnel</text:p>
        <text:p text:style-name="MP8">Bureau des Recours et de la Protection Fonctionnelle</text:p>
        <text:p text:style-name="MP9">4, rue <text:span text:style-name="MT5">Claude Bernard</text:span></text:p>
        <text:p text:style-name="MP10"><text:span text:style-name="MT6">CS 60003, </text:span>92136 Issy-les-Moulineaux <text:span text:style-name="MT7">Cedex</text:span></text:p>
        <text:p text:style-name="MP11"><draw:custom-shape text:anchor-type="paragraph" draw:z-index="2" draw:name="Zone de texte 1_6" draw:style-name="Mgr1" draw:text-style-name="MP2" svg:width="4.37cm" svg:height="0.756cm" svg:x="14.945cm" svg:y="-0.11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MT8">Standard</text:span><text:span text:style-name="MT9"> </text:span><text:span text:style-name="MT8">: 01 84 22 </text:span><text:span text:style-name="MT10">2</text:span><text:span text:style-name="MT11">8</text:span><text:span text:style-name="MT10"> </text:span><text:span text:style-name="MT12">07</text:span></text:p>
        <text:p text:style-name="MP12"><draw:custom-shape text:anchor-type="paragraph" draw:z-index="1" draw:name="Zone de texte 1_6" draw:style-name="Mgr1" draw:text-style-name="MP2" svg:width="4.37cm" svg:height="0.756cm" svg:x="14.945cm" svg:y="-0.11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0" draw:name="Zone de texte 1_6" draw:style-name="Mgr1" draw:text-style-name="MP2" svg:width="4.37cm" svg:height="0.756cm" svg:x="14.945cm" svg:y="-0.11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Visited_20_Internet_20_Link"><text:span text:style-name="MT13">protection-fonctionnelle@gendarmerie.interieur.gouv.fr</text:span></text:span></text:p>
        <text:p text:style-name="MP13"><text:page-number text:select-page="current">1</text:page-number></text:p>
      </style:footer>
    </style:master-page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05-29T12:34:00</meta:creation-date>
    <meta:initial-creator>Utilisateur Microsoft Office</meta:initial-creator>
    <dc:language>fr-FR</dc:language>
    <dc:date>2025-09-15T15:19:54.840673000</dc:date>
    <meta:editing-cycles>130</meta:editing-cycles>
    <meta:editing-duration>PT12H34M33S</meta:editing-duration>
    <meta:generator>LibreOffice/25.8.1.1$MacOSX_AARCH64 LibreOffice_project/54047653041915e595ad4e45cccea684809c77b5</meta:generator>
    <dc:creator>Roman CARRIERE</dc:creator>
    <meta:document-statistic meta:table-count="2" meta:image-count="1" meta:object-count="0" meta:page-count="2" meta:paragraph-count="47" meta:word-count="321" meta:character-count="2388" meta:non-whitespace-character-count="211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